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rHandlerAndValidity.getTransfomer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HandlerAndValidity.getTransfome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rHandlerAndValidity.TransformerHandlerAndValidity( final TransformerHandler transformerHandler , final SourceValidity transformer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